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ffff" draw:marker-start-width="0.252cm" draw:marker-end-width="0.252cm" draw:fill-color="#ffffff" draw:textarea-horizontal-align="justify" draw:textarea-vertical-align="middle" draw:auto-grow-height="false" fo:min-height="6.354cm" fo:min-width="9.91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4.24cm" fo:min-width="3.99cm" fo:padding-top="0.142cm" fo:padding-bottom="0.142cm" fo:padding-left="0.267cm" fo:padding-right="0.267cm" draw:shadow="hidden"/>
    </style:style>
    <style:style style:name="gr3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cccccc" draw:textarea-horizontal-align="justify" draw:textarea-vertical-align="middle" draw:auto-grow-height="false" fo:min-height="4.24cm" fo:min-width="3.99cm" fo:padding-top="0.142cm" fo:padding-bottom="0.142cm" fo:padding-left="0.267cm" fo:padding-right="0.267cm" draw:shadow="hidden"/>
    </style:style>
    <style:style style:name="gr4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24cm" fo:min-width="3.99cm" fo:padding-top="0.142cm" fo:padding-bottom="0.142cm" fo:padding-left="0.267cm" fo:padding-right="0.267cm" draw:shadow="hidden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blank">
        <draw:custom-shape draw:style-name="gr1" draw:text-style-name="P1" draw:layer="layout" svg:width="10.414cm" svg:height="6.604cm" svg:x="12.684cm" svg:y="9.89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10.159cm" svg:height="6.349cm" svg:x="12.811cm" svg:y="10.017cm" svg:viewBox="0 0 10160 6350" svg:d="M3175 0c725 0 1380 223 1905 607 525-384 1180-607 1905-607 1800 0 3175 1375 3175 3175s-1375 3175-3175 3175c-725 0-1380-223-1905-607-525 384-1180 607-1905 607-1800 0-3175-1375-3175-3175s1375-3175 3175-3175z">
          <text:p/>
        </draw:path>
        <draw:path draw:style-name="gr3" draw:text-style-name="P3" draw:layer="layout" svg:width="2.539cm" svg:height="5.135cm" svg:x="16.621cm" svg:y="10.652cm" svg:viewBox="0 0 2540 5136" svg:d="M2540 2568c0 1076-491 1999-1270 2568-779-569-1270-1492-1270-2568 0-1075 491-1999 1270-2568 779 569 1270 1493 1270 2568z">
          <text:p/>
        </draw:path>
        <draw:frame draw:style-name="gr4" draw:text-style-name="P5" draw:layer="layout" svg:width="3.004cm" svg:height="1.043cm" svg:x="13.227cm" svg:y="12.657cm">
          <draw:text-box>
            <text:p text:style-name="P4"><text:span text:style-name="T1">Integ</text:span><text:span text:style-name="T1">ral</text:span></text:p>
          </draw:text-box>
        </draw:frame>
        <draw:frame draw:style-name="gr4" draw:text-style-name="P5" draw:layer="layout" svg:width="3.139cm" svg:height="1.043cm" svg:x="19.451cm" svg:y="12.657cm">
          <draw:text-box>
            <text:p text:style-name="P4"><text:span text:style-name="T1">Floatin</text:span><text:span text:style-name="T1">g</text:span></text:p>
          </draw:text-box>
        </draw:frame>
        <draw:custom-shape draw:style-name="gr1" draw:text-style-name="P1" draw:layer="layout" svg:width="10.414cm" svg:height="6.604cm" svg:x="2.27cm" svg:y="9.8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10.159cm" svg:height="6.349cm" svg:x="2.397cm" svg:y="10.017cm" svg:viewBox="0 0 10160 6350" svg:d="M3175 0c725 0 1380 223 1905 607 525-384 1180-607 1905-607 1800 0 3175 1375 3175 3175s-1375 3175-3175 3175c-725 0-1380-223-1905-607-525 384-1180 607-1905 607-1800 0-3175-1375-3175-3175s1375-3175 3175-3175z">
          <text:p/>
        </draw:path>
        <draw:path draw:style-name="gr3" draw:text-style-name="P3" draw:layer="layout" svg:width="2.539cm" svg:height="5.135cm" svg:x="6.207cm" svg:y="10.652cm" svg:viewBox="0 0 2540 5136" svg:d="M2540 2568c0 1076-491 1999-1270 2568-779-569-1270-1492-1270-2568 0-1075 491-1999 1270-2568 779 569 1270 1493 1270 2568z">
          <text:p/>
        </draw:path>
        <draw:frame draw:style-name="gr4" draw:text-style-name="P5" draw:layer="layout" svg:width="2.085cm" svg:height="1.043cm" svg:x="3.233cm" svg:y="12.657cm">
          <draw:text-box>
            <text:p text:style-name="P4"><text:span text:style-name="T1">Even</text:span></text:p>
          </draw:text-box>
        </draw:frame>
        <draw:frame draw:style-name="gr4" draw:text-style-name="P5" draw:layer="layout" svg:width="3.131cm" svg:height="1.043cm" svg:x="9.037cm" svg:y="12.657cm">
          <draw:text-box>
            <text:p text:style-name="P4"><text:span text:style-name="T1">Numb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MU Serif" fo:font-family="'CMU Serif'" style:font-style-name="Roman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blank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3T21:45:37.569153652</meta:creation-date>
    <dc:title>blank</dc:title>
    <meta:editing-duration>PT4M20S</meta:editing-duration>
    <meta:editing-cycles>2</meta:editing-cycles>
    <meta:generator>LibreOffice/6.0.4.2$Linux_X86_64 LibreOffice_project/00m0$Build-2</meta:generator>
    <dc:date>2018-07-23T22:01:33.836829700</dc:date>
    <meta:document-statistic meta:object-count="10"/>
    <meta:template xlink:type="simple" xlink:actuate="onRequest" xlink:title="blank" xlink:href="../../../../../../../.config/libreoffice/4/user/template/blank.otg" meta:date="2018-07-23T21:45:35.556046546"/>
  </office:meta>
</office:document-meta>
</file>